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3" style:list-style-name="WWNum1">
      <style:paragraph-properties fo:line-height="115%" fo:break-before="page"/>
    </style:style>
    <style:style style:name="P2" style:family="paragraph" style:parent-style-name="Standard">
      <style:paragraph-properties fo:line-height="115%" fo:break-before="page"/>
    </style:style>
    <style:style style:name="P3" style:family="paragraph" style:parent-style-name="Standard">
      <style:paragraph-properties fo:line-height="115%" fo:text-align="center" style:justify-single-word="false" fo:break-before="page"/>
    </style:style>
    <style:style style:name="P4" style:family="paragraph" style:parent-style-name="Standard">
      <style:paragraph-properties fo:line-height="115%" fo:text-align="justify" style:justify-single-word="false" fo:break-before="page"/>
    </style:style>
    <style:style style:name="P5" style:family="paragraph" style:parent-style-name="Standard">
      <style:paragraph-properties fo:margin-left="0.75in" fo:margin-right="0in" fo:margin-top="0.0693in" fo:margin-bottom="0.0693in" style:contextual-spacing="false" style:line-height-at-least="0.0693in" fo:text-align="justify" style:justify-single-word="false" fo:text-indent="0in" style:auto-text-indent="false" fo:break-before="page"/>
    </style:style>
    <style:style style:name="P6" style:family="paragraph" style:parent-style-name="Standard">
      <style:paragraph-properties fo:margin-left="0.75in" fo:margin-right="0in" fo:line-height="115%" fo:text-align="justify" style:justify-single-word="false" fo:text-indent="0in" style:auto-text-indent="false" fo:break-before="page"/>
    </style:style>
    <style:style style:name="P7" style:family="paragraph" style:parent-style-name="Standard">
      <style:paragraph-properties fo:margin-left="0.75in" fo:margin-right="0in" fo:margin-top="0in" fo:margin-bottom="0.111in" style:contextual-spacing="false" fo:line-height="107%" fo:text-align="justify" style:justify-single-word="false" fo:text-indent="0in" style:auto-text-indent="false" fo:break-before="page"/>
    </style:style>
    <style:style style:name="P8" style:family="paragraph" style:parent-style-name="Standard">
      <style:paragraph-properties fo:margin-top="0in" fo:margin-bottom="0in" style:contextual-spacing="false" style:line-height-at-least="0.0693in" fo:break-before="page"/>
    </style:style>
    <style:style style:name="P9" style:family="paragraph" style:parent-style-name="Standard">
      <style:paragraph-properties fo:margin-top="0in" fo:margin-bottom="0in" style:contextual-spacing="false" style:line-height-at-least="0.0693in" fo:text-align="end" style:justify-single-word="false" fo:break-before="page">
        <style:tab-stops>
          <style:tab-stop style:position="3.25in" style:type="center"/>
          <style:tab-stop style:position="6.5in" style:type="right"/>
        </style:tab-stops>
      </style:paragraph-properties>
    </style:style>
    <style:style style:name="P10" style:family="paragraph" style:parent-style-name="Standard">
      <style:paragraph-properties fo:margin-top="0in" fo:margin-bottom="0in" style:contextual-spacing="false" style:line-height-at-least="0.0693in" fo:break-before="page">
        <style:tab-stops>
          <style:tab-stop style:position="3.25in" style:type="center"/>
          <style:tab-stop style:position="6.5in" style:type="right"/>
        </style:tab-stops>
      </style:paragraph-properties>
    </style:style>
    <style:style style:name="P11" style:family="paragraph" style:parent-style-name="Standard" style:list-style-name="WWNum2">
      <style:paragraph-properties fo:margin-left="0.5in" fo:margin-right="0in" fo:margin-top="0in" fo:margin-bottom="0in" style:contextual-spacing="false" style:line-height-at-least="0.0693in" fo:text-align="justify" style:justify-single-word="false" fo:text-indent="-0.25in" style:auto-text-indent="false" fo:break-before="page">
        <style:tab-stops>
          <style:tab-stop style:position="0.5in"/>
        </style:tab-stops>
      </style:paragraph-properties>
    </style:style>
    <style:style style:name="P12" style:family="paragraph" style:parent-style-name="Standard" style:list-style-name="WWNum4">
      <style:paragraph-properties fo:margin-left="0.5in" fo:margin-right="0in" fo:margin-top="0in" fo:margin-bottom="0in" style:contextual-spacing="false" fo:line-height="115%" fo:text-indent="-0.25in" style:auto-text-indent="false" fo:break-before="page">
        <style:tab-stops>
          <style:tab-stop style:position="0.5in"/>
        </style:tab-stops>
      </style:paragraph-properties>
    </style:style>
    <style:style style:name="P13" style:family="paragraph" style:parent-style-name="Standard" style:list-style-name="WWNum3">
      <style:paragraph-properties fo:margin-left="1.5in" fo:margin-right="0in" fo:margin-top="0in" fo:margin-bottom="0in" style:contextual-spacing="false" style:line-height-at-least="0.0693in" fo:text-align="justify" style:justify-single-word="false" fo:text-indent="-1.25in" style:auto-text-indent="false" fo:break-before="page">
        <style:tab-stops>
          <style:tab-stop style:position="1.5in"/>
        </style:tab-stops>
      </style:paragraph-properties>
    </style:style>
    <style:style style:name="P14" style:family="paragraph" style:parent-style-name="Standard" style:list-style-name="WWNum3">
      <style:paragraph-properties fo:margin-left="1.5in" fo:margin-right="0in" fo:margin-top="0in" fo:margin-bottom="0in" style:contextual-spacing="false" fo:line-height="107%" fo:text-align="justify" style:justify-single-word="false" fo:text-indent="-1.25in" style:auto-text-indent="false" fo:break-before="page">
        <style:tab-stops>
          <style:tab-stop style:position="1.5in"/>
        </style:tab-stops>
      </style:paragraph-properties>
    </style:style>
    <style:style style:name="P15" style:family="paragraph" style:parent-style-name="Standard">
      <style:paragraph-properties fo:margin-left="0.55in" fo:margin-right="0in" fo:margin-top="0in" fo:margin-bottom="0.111in" style:contextual-spacing="false" fo:line-height="107%" fo:text-align="justify" style:justify-single-word="false" fo:text-indent="0in" style:auto-text-indent="false" fo:break-before="page"/>
    </style:style>
    <style:style style:name="P16" style:family="paragraph" style:parent-style-name="Standard">
      <style:paragraph-properties fo:margin-top="0.0693in" fo:margin-bottom="0in" style:contextual-spacing="false" style:line-height-at-least="0.0693in" fo:text-align="justify" style:justify-single-word="false" fo:break-before="page"/>
    </style:style>
    <style:style style:name="P17" style:family="paragraph" style:parent-style-name="Standard">
      <style:paragraph-properties fo:margin-top="0.0693in" fo:margin-bottom="0.0693in" style:contextual-spacing="false" style:line-height-at-least="0.0693in" fo:text-align="justify" style:justify-single-word="false" fo:break-before="page"/>
    </style:style>
    <style:style style:name="P18" style:family="paragraph" style:parent-style-name="Standard">
      <style:paragraph-properties fo:margin-left="0.5in" fo:margin-right="0in" fo:margin-top="0.0665in" fo:margin-bottom="0.0835in" style:contextual-spacing="false" fo:line-height="115%" fo:text-indent="0in" style:auto-text-indent="false" fo:break-before="page"/>
    </style:style>
    <style:style style:name="P19" style:family="paragraph" style:parent-style-name="Standard">
      <style:paragraph-properties fo:margin-left="0.5165in" fo:margin-right="0in" fo:margin-top="0.0693in" fo:margin-bottom="0.0693in" style:contextual-spacing="false" style:line-height-at-least="0.0693in" fo:text-align="justify" style:justify-single-word="false" fo:text-indent="0.25in" style:auto-text-indent="false" fo:break-before="page"/>
    </style:style>
    <style:style style:name="P20" style:family="paragraph" style:parent-style-name="Standard">
      <style:paragraph-properties fo:margin-left="1in" fo:margin-right="0in" fo:margin-top="0.0693in" fo:margin-bottom="0.0693in" style:contextual-spacing="false" style:line-height-at-least="0.0693in" fo:text-align="justify" style:justify-single-word="false" fo:text-indent="0in" style:auto-text-indent="false" fo:break-before="page"/>
    </style:style>
    <style:style style:name="P21" style:family="paragraph" style:parent-style-name="Standard" style:master-page-name="Standard">
      <style:paragraph-properties fo:line-height="115%" fo:text-align="center" style:justify-single-word="false" style:page-number="auto" fo:break-before="page"/>
    </style:style>
    <style:style style:name="P22" style:family="paragraph" style:parent-style-name="Heading_20_2" style:list-style-name="WWNum1">
      <style:paragraph-properties fo:line-height="115%" fo:text-align="start" style:justify-single-word="false"/>
    </style:style>
    <style:style style:name="P23" style:family="paragraph" style:parent-style-name="Heading_20_2" style:list-style-name="WWNum1">
      <style:paragraph-properties fo:line-height="115%"/>
    </style:style>
    <style:style style:name="P24" style:family="paragraph" style:parent-style-name="Heading_20_2" style:list-style-name="WWNum1">
      <style:paragraph-properties fo:line-height="115%" fo:break-before="page"/>
    </style:style>
    <style:style style:name="P25" style:family="paragraph" style:parent-style-name="Heading_20_1" style:list-style-name="WWNum1">
      <style:paragraph-properties fo:line-height="115%" fo:break-before="page"/>
    </style:style>
    <style:style style:name="T1" style:family="text">
      <style:text-properties fo:color="#000000" style:font-name="Times New Roman" fo:font-size="20pt" fo:font-weight="bold" style:font-name-asian="Times New Roman1" style:font-size-asian="20pt" style:font-weight-asian="bold" style:font-name-complex="Times New Roman1" style:font-size-complex="20pt" style:font-weight-complex="bold"/>
    </style:style>
    <style:style style:name="T2" style:family="text">
      <style:text-properties fo:color="#000000" style:font-name="Times New Roman" fo:font-size="20pt" fo:font-weight="bold" officeooo:rsid="000d098c" style:font-name-asian="Times New Roman1" style:font-size-asian="20pt" style:font-weight-asian="bold" style:font-name-complex="Times New Roman1" style:font-size-complex="20pt" style:font-weight-complex="bold"/>
    </style:style>
    <style:style style:name="T3" style:family="text">
      <style:text-properties fo:color="#000000" style:font-name="Times New Roman" fo:font-size="14pt" style:font-name-asian="Times New Roman1" style:font-size-asian="14pt" style:font-name-complex="Times New Roman1" style:font-size-complex="14pt"/>
    </style:style>
    <style:style style:name="T4" style:family="text">
      <style:text-properties fo:color="#000000" style:font-name="Times New Roman" fo:font-size="14pt" fo:background-color="#ffffff" style:font-name-asian="Times New Roman1" style:font-size-asian="14pt" style:font-name-complex="Times New Roman1" style:font-size-complex="14pt"/>
    </style:style>
    <style:style style:name="T5" style:family="text">
      <style:text-properties fo:color="#000000" style:font-name="Times New Roman" fo:font-size="13pt" style:font-name-asian="Times New Roman1" style:font-size-asian="13pt" style:font-name-complex="Times New Roman1" style:font-size-complex="13pt"/>
    </style:style>
    <style:style style:name="T6" style:family="text">
      <style:text-properties fo:color="#000000" style:font-name="Times New Roman" fo:font-size="8pt" style:font-name-asian="Times New Roman1" style:font-size-asian="8pt" style:font-name-complex="Times New Roman1" style:font-size-complex="8pt"/>
    </style:style>
    <style:style style:name="T7" style:family="text">
      <style:text-properties fo:color="#000000" style:font-name="Times New Roman" fo:font-size="12pt" style:font-name-asian="Times New Roman1" style:font-size-asian="12pt" style:font-name-complex="Times New Roman1" style:font-size-complex="12pt"/>
    </style:style>
    <style:style style:name="T8" style:family="text">
      <style:text-properties fo:color="#0000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000000" style:text-line-through-style="none" style:font-name="Times New Roman" fo:font-size="20pt" fo:language="en" fo:country="none" fo:font-style="normal" style:text-underline-style="none" fo:font-weight="bold" style:font-name-asian="Times New Roman1" style:font-size-asian="20pt" style:font-style-asian="normal" style:font-weight-asian="bold" style:font-name-complex="Times New Roman1" style:font-size-complex="20pt" style:font-style-complex="normal" style:font-weight-complex="bold"/>
    </style:style>
    <style:style style:name="T10" style:family="text">
      <style:text-properties fo:color="#000000" style:text-line-through-style="none" style:font-name="Times New Roman" fo:font-size="20pt" fo:font-style="normal" style:text-underline-style="none" fo:font-weight="bold" style:font-name-asian="Times New Roman1" style:font-size-asian="20pt" style:font-style-asian="normal" style:font-weight-asian="bold" style:font-name-complex="Times New Roman1" style:font-size-complex="20pt" style:font-style-complex="normal" style:font-weight-complex="bold"/>
    </style:style>
    <style:style style:name="T11" style:family="text">
      <style:text-properties fo:color="#000000" style:text-position="super 58%" style:font-name="Times New Roman" fo:font-size="13pt" style:font-name-asian="Times New Roman1" style:font-size-asian="13pt" style:font-name-complex="Times New Roman1" style:font-size-complex="13pt"/>
    </style:style>
    <style:style style:name="T12" style:family="text">
      <style:text-properties fo:color="#000000" style:text-position="super 58%" style:font-name="Times New Roman" fo:font-size="14pt" style:font-name-asian="Times New Roman1" style:font-size-asian="14pt" style:font-name-complex="Times New Roman1" style:font-size-complex="14pt"/>
    </style:style>
    <style:style style:name="T13" style:family="text">
      <style:text-properties fo:color="#000000" style:text-position="sub 58%" style:font-name="Times New Roman" fo:font-size="14pt" style:font-name-asian="Times New Roman1" style:font-size-asian="14pt" style:font-name-complex="Times New Roman1" style:font-size-complex="14pt"/>
    </style:style>
    <style:style style:name="T14" style:family="text">
      <style:text-properties style:font-name="Times New Roman" style:font-name-asian="Times New Roman1" style:font-name-complex="Times New Roman1"/>
    </style:style>
    <style:style style:name="T15" style:family="text">
      <style:text-properties style:font-name="Times New Roman" fo:language="en" fo:country="none" style:font-name-asian="Times New Roman1" style:font-name-complex="Times New Roman1"/>
    </style:style>
    <style:style style:name="T16"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h.gjdgxs"/><text:span text:style-name="T1">CSE 535: Final Report</text:span></text:p>
      <text:p text:style-name="P3"/>
      <text:p text:style-name="P3"><text:span text:style-name="T1">Implementation of </text:span><text:span text:style-name="T9">Needham–Schroeder public key protocol and Nee</text:span><text:bookmark text:name="_GoBack"/><text:span text:style-name="T9">dham–Schroeder- Lowe protocol implementation</text:span><text:span text:style-name="T10"> u</text:span><text:span text:style-name="T1">sing Pytho</text:span><text:span text:style-name="T2">n</text:span></text:p>
      <text:list xml:id="list5241231088307156479" text:style-name="WWNum1">
        <text:list-item>
          <text:list>
            <text:list-item>
              <text:list>
                <text:list-item>
                  <text:list>
                    <text:list-item>
                      <text:list>
                        <text:list-item>
                          <text:list>
                            <text:list-item>
                              <text:list>
                                <text:list-item>
                                  <text:list>
                                    <text:list-item>
                                      <text:list>
                                        <text:list-item>
                                          <text:p text:style-name="P25"><text:span text:style-name="T14">Part 1: Problem statement</text:span></text:p>
                                        </text:list-item>
                                        <text:list-item>
                                          <text:p text:style-name="P24"><text:span text:style-name="T14">What is Needdham-Schroeder protocol?</text:span></text:p>
                                        </text:list-item>
                                      </text:list>
                                    </text:list-item>
                                  </text:list>
                                </text:list-item>
                              </text:list>
                            </text:list-item>
                          </text:list>
                        </text:list-item>
                      </text:list>
                    </text:list-item>
                  </text:list>
                </text:list-item>
              </text:list>
            </text:list-item>
          </text:list>
        </text:list-item>
      </text:list>
      <text:p text:style-name="P5"><text:span text:style-name="T3">The Needham–Schroeder Public Key Protocol[4] is a communication protocol intended to be used over insecure network using public keys.</text:span></text:p>
      <text:list xml:id="list118446605" text:continue-numbering="true" text:style-name="WWNum1">
        <text:list-item>
          <text:list>
            <text:list-item>
              <text:list>
                <text:list-item>
                  <text:list>
                    <text:list-item>
                      <text:list>
                        <text:list-item>
                          <text:list>
                            <text:list-item>
                              <text:list>
                                <text:list-item>
                                  <text:list>
                                    <text:list-item>
                                      <text:list>
                                        <text:list-item>
                                          <text:p text:style-name="P24"><text:span text:style-name="T14">What is Needdham-Schroeder-Lowe protocol?</text:span></text:p>
                                        </text:list-item>
                                        <text:list-item>
                                          <text:p text:style-name="P22"><text:span text:style-name="T14"><text:s text:c="15"/></text:span><text:span text:style-name="T3">The Needham–Schroeder Public Key Protocol fails in a typical attack. In</text:span></text:p>
                                        </text:list-item>
                                        <text:list-item>
                                          <text:p text:style-name="P22"><text:span text:style-name="T3"><text:s text:c="15"/>order to overcome the attack, small modification was done in message format, which is Needham–Schroeder-Lowe[3] Protocol.</text:span></text:p>
                                        </text:list-item>
                                        <text:list-item>
                                          <text:p text:style-name="P24"><text:span text:style-name="T14">What is my goal?</text:span></text:p>
                                        </text:list-item>
                                        <text:list-item>
                                          <text:p text:style-name="P23"><text:span text:style-name="T14"><text:s text:c="16"/></text:span><text:span text:style-name="T15">My first motivation is to understand the concepts of Needham Schroeder Public Key [4] Protocol and Needham Schroeder Lowe Protocol [3] using Public Key and understand how does the intrusion in the protocol happen and how it is resolved using the Needham Schroeder Lowe Protocol. I will implement it using DistAlgo/Python. [1]</text:span></text:p>
                                        </text:list-item>
                                        <text:list-item>
                                          <text:p text:style-name="P23"><text:span text:style-name="T14">Desired input/output</text:span></text:p>
                                        </text:list-item>
                                        <text:list-item>
                                          <text:p text:style-name="P1">Desired Input</text:p>
                                        </text:list-item>
                                      </text:list>
                                    </text:list-item>
                                  </text:list>
                                </text:list-item>
                              </text:list>
                            </text:list-item>
                          </text:list>
                        </text:list-item>
                      </text:list>
                    </text:list-item>
                  </text:list>
                </text:list-item>
              </text:list>
            </text:list-item>
          </text:list>
        </text:list-item>
      </text:list>
      <text:list xml:id="list7421134993029719713" text:style-name="WWNum2">
        <text:list-item>
          <text:p text:style-name="P11"><text:span text:style-name="T5">The program gives 2 options of choosing which object in the protocol will do the communication first. </text:span></text:p>
        </text:list-item>
        <text:list-item>
          <text:p text:style-name="P11"><text:span text:style-name="T5">Originally from the protocol, Alice is always assumed to communicate first and should be the one who communicate with the server and Bob is always the one who get the request of communication from Alice. But in my implementation, I give all objects the equal right to initiate the communication.</text:span></text:p>
        </text:list-item>
      </text:list>
      <text:list xml:id="list266133123" text:continue-list="list118446605" text:style-name="WWNum1">
        <text:list-item>
          <text:list>
            <text:list-item>
              <text:list>
                <text:list-item>
                  <text:list>
                    <text:list-item>
                      <text:list>
                        <text:list-item>
                          <text:list>
                            <text:list-item>
                              <text:list>
                                <text:list-item>
                                  <text:list>
                                    <text:list-item>
                                      <text:list>
                                        <text:list-item>
                                          <text:p text:style-name="P1">Desired Output</text:p>
                                        </text:list-item>
                                      </text:list>
                                    </text:list-item>
                                  </text:list>
                                </text:list-item>
                              </text:list>
                            </text:list-item>
                          </text:list>
                        </text:list-item>
                      </text:list>
                    </text:list-item>
                  </text:list>
                </text:list-item>
              </text:list>
            </text:list-item>
          </text:list>
        </text:list-item>
      </text:list>
      <text:list xml:id="list6094104303966392075" text:style-name="WWNum3">
        <text:list-item>
          <text:p text:style-name="P13"><text:span text:style-name="T5">Communication established successfully if the input is correct</text:span></text:p>
        </text:list-item>
        <text:list-item>
          <text:p text:style-name="P13"><text:span text:style-name="T5">All the messages between Alice and Bob should be encrypted before sending to each other</text:span></text:p>
        </text:list-item>
        <text:list-item>
          <text:p text:style-name="P13"><text:span text:style-name="T5">All the decrypted messages should be successfully and correctly decrypted</text:span></text:p>
        </text:list-item>
      </text:list>
      <text:list xml:id="list1118650092" text:continue-list="list266133123" text:style-name="WWNum1">
        <text:list-item>
          <text:list>
            <text:list-item>
              <text:list>
                <text:list-item>
                  <text:list>
                    <text:list-item>
                      <text:list>
                        <text:list-item>
                          <text:list>
                            <text:list-item>
                              <text:list>
                                <text:list-item>
                                  <text:list>
                                    <text:list-item>
                                      <text:list>
                                        <text:list-item>
                                          <text:p text:style-name="P24"><text:span text:style-name="T14">Performance</text:span></text:p>
                                        </text:list-item>
                                      </text:list>
                                    </text:list-item>
                                  </text:list>
                                </text:list-item>
                              </text:list>
                            </text:list-item>
                          </text:list>
                        </text:list-item>
                      </text:list>
                    </text:list-item>
                  </text:list>
                </text:list-item>
              </text:list>
            </text:list-item>
          </text:list>
        </text:list-item>
      </text:list>
      <text:list xml:id="list121603309" text:continue-list="list6094104303966392075" text:style-name="WWNum3">
        <text:list-item>
          <text:p text:style-name="P13"><text:span text:style-name="T5">Timestamp is added to each step in protocol for time evaluation and replay attack prevention purposes</text:span></text:p>
        </text:list-item>
      </text:list>
      <text:list xml:id="list1249339229" text:continue-list="list1118650092" text:style-name="WWNum1">
        <text:list-item>
          <text:list>
            <text:list-item>
              <text:list>
                <text:list-item>
                  <text:list>
                    <text:list-item>
                      <text:list>
                        <text:list-item>
                          <text:list>
                            <text:list-item>
                              <text:list>
                                <text:list-item>
                                  <text:list>
                                    <text:list-item>
                                      <text:list>
                                        <text:list-item>
                                          <text:p text:style-name="P24"><text:span text:style-name="T14">Applications</text:span></text:p>
                                        </text:list-item>
                                      </text:list>
                                    </text:list-item>
                                  </text:list>
                                </text:list-item>
                              </text:list>
                            </text:list-item>
                          </text:list>
                        </text:list-item>
                      </text:list>
                    </text:list-item>
                  </text:list>
                </text:list-item>
              </text:list>
            </text:list-item>
          </text:list>
        </text:list-item>
      </text:list>
      <text:list xml:id="list2139835029" text:continue-list="list121603309" text:style-name="WWNum3">
        <text:list-item>
          <text:p text:style-name="P13"><text:span text:style-name="T4">This protocol works on the basis of 'tickets' to allow nodes communicating over a non-secure network to prove their identity to one another in a secure manner</text:span></text:p>
        </text:list-item>
      </text:list>
      <text:list xml:id="list356196044" text:continue-list="list1249339229" text:style-name="WWNum1">
        <text:list-item>
          <text:list>
            <text:list-item>
              <text:list>
                <text:list-item>
                  <text:list>
                    <text:list-item>
                      <text:list>
                        <text:list-item>
                          <text:list>
                            <text:list-item>
                              <text:list>
                                <text:list-item>
                                  <text:list>
                                    <text:list-item>
                                      <text:list>
                                        <text:list-item>
                                          <text:p text:style-name="P24"><text:span text:style-name="T14">State of the art</text:span></text:p>
                                        </text:list-item>
                                      </text:list>
                                    </text:list-item>
                                  </text:list>
                                </text:list-item>
                              </text:list>
                            </text:list-item>
                          </text:list>
                        </text:list-item>
                      </text:list>
                    </text:list-item>
                  </text:list>
                </text:list-item>
              </text:list>
            </text:list-item>
          </text:list>
        </text:list-item>
      </text:list>
      <text:p text:style-name="P6"><text:span text:style-name="T3">Currently, there is no available or complete enough version of this protocol in Python to build on top or improve from it. The best existing implementation that I found are in some other languages.</text:span></text:p>
      <text:p text:style-name="P6"><text:span text:style-name="T3">The source code which was written in C can be found at </text:span><text:span text:style-name="T6">[4]</text:span><text:span text:style-name="T3">.</text:span></text:p>
      <text:p text:style-name="P6"><text:span text:style-name="T3">Besides, I also found a project extending NS protocol using C-library at </text:span><text:span text:style-name="T6">[5]</text:span><text:span text:style-name="T3">.</text:span></text:p>
      <text:p text:style-name="P6"><text:span text:style-name="T3">And Java version available at </text:span><text:span text:style-name="T6">[6]</text:span><text:span text:style-name="T3">.</text:span></text:p>
      <text:p text:style-name="P6"/>
      <text:list xml:id="list1702821864" text:continue-numbering="true" text:style-name="WWNum1">
        <text:list-item>
          <text:list>
            <text:list-item>
              <text:list>
                <text:list-item>
                  <text:list>
                    <text:list-item>
                      <text:list>
                        <text:list-item>
                          <text:list>
                            <text:list-item>
                              <text:list>
                                <text:list-item>
                                  <text:list>
                                    <text:list-item>
                                      <text:list>
                                        <text:list-item>
                                          <text:p text:style-name="P24"><text:span text:style-name="T14">Tasks</text:span></text:p>
                                        </text:list-item>
                                      </text:list>
                                    </text:list-item>
                                  </text:list>
                                </text:list-item>
                              </text:list>
                            </text:list-item>
                          </text:list>
                        </text:list-item>
                      </text:list>
                    </text:list-item>
                  </text:list>
                </text:list-item>
              </text:list>
            </text:list-item>
          </text:list>
        </text:list-item>
      </text:list>
      <text:list xml:id="list354238163" text:continue-list="list2139835029" text:style-name="WWNum3">
        <text:list-item>
          <text:p text:style-name="P13"><text:span text:style-name="T3">Understand the protocol</text:span></text:p>
        </text:list-item>
        <text:list-item>
          <text:p text:style-name="P13"><text:span text:style-name="T3">Learn Python language, especially in socket programming part</text:span></text:p>
        </text:list-item>
        <text:list-item>
          <text:p text:style-name="P14"><text:span text:style-name="T3">Implement the protocol, both flawed and fixed version</text:span></text:p>
        </text:list-item>
        <text:list-item>
          <text:p text:style-name="P14"><text:span text:style-name="T3">Improve the protocol by adding timestamp for evaluation and replay attack prevention purpose</text:span></text:p>
        </text:list-item>
        <text:list-item>
          <text:p text:style-name="P14"><text:span text:style-name="T3">Correctness proof</text:span></text:p>
        </text:list-item>
        <text:list-item>
          <text:p text:style-name="P14"><text:span text:style-name="T3">Optimization if possible</text:span></text:p>
        </text:list-item>
        <text:list-item>
          <text:p text:style-name="P14"><text:span text:style-name="T3">Comparison with improved version proposed by another member in our group</text:span></text:p>
        </text:list-item>
      </text:list>
      <text:p text:style-name="P15"/>
      <text:list xml:id="list1395882001" text:continue-list="list1702821864" text:style-name="WWNum1">
        <text:list-item>
          <text:list>
            <text:list-item>
              <text:list>
                <text:list-item>
                  <text:list>
                    <text:list-item>
                      <text:list>
                        <text:list-item>
                          <text:list>
                            <text:list-item>
                              <text:list>
                                <text:list-item>
                                  <text:list>
                                    <text:list-item>
                                      <text:list>
                                        <text:list-item>
                                          <text:p text:style-name="P25"><text:span text:style-name="T14">Part 2: Design</text:span></text:p>
                                        </text:list-item>
                                      </text:list>
                                    </text:list-item>
                                  </text:list>
                                </text:list-item>
                              </text:list>
                            </text:list-item>
                          </text:list>
                        </text:list-item>
                      </text:list>
                    </text:list-item>
                  </text:list>
                </text:list-item>
              </text:list>
            </text:list-item>
          </text:list>
        </text:list-item>
      </text:list>
      <text:p text:style-name="P16"><text:span text:style-name="T5">For detail of Design part, please refer to Design document</text:span><text:span text:style-name="T11">[7]</text:span><text:span text:style-name="T5"> linked in reference part of this report.</text:span></text:p>
      <text:p text:style-name="P17"><text:span text:style-name="T5">For detail API document</text:span><text:span text:style-name="T11">[8][9][10][11]</text:span><text:span text:style-name="T5"> generated by Pydoc, please refer to document linked in reference part of this report</text:span></text:p>
      <text:list xml:id="list1790958006" text:continue-numbering="true" text:style-name="WWNum1">
        <text:list-item>
          <text:list>
            <text:list-item>
              <text:list>
                <text:list-item>
                  <text:list>
                    <text:list-item>
                      <text:list>
                        <text:list-item>
                          <text:list>
                            <text:list-item>
                              <text:list>
                                <text:list-item>
                                  <text:list>
                                    <text:list-item>
                                      <text:list>
                                        <text:list-item>
                                          <text:p text:style-name="P24"><text:span text:style-name="T14">Original version</text:span></text:p>
                                        </text:list-item>
                                      </text:list>
                                    </text:list-item>
                                  </text:list>
                                </text:list-item>
                              </text:list>
                            </text:list-item>
                          </text:list>
                        </text:list-item>
                      </text:list>
                    </text:list-item>
                  </text:list>
                </text:list-item>
              </text:list>
            </text:list-item>
          </text:list>
        </text:list-item>
      </text:list>
      <text:p text:style-name="P18"><text:span text:style-name="T3">Here, Alice (A) or Bob (B) are clients who try to initiate the communication with the other one. S is a server trusted by both parties. In the communication:</text:span></text:p>
      <text:list xml:id="list8893479573452378872" text:style-name="WWNum4">
        <text:list-item>
          <text:p text:style-name="P12"><text:span text:style-name="T3">A and B are identities of Alice and Bob respectively</text:span></text:p>
        </text:list-item>
        <text:list-item>
          <text:p text:style-name="P12"><text:span text:style-name="T3">K</text:span><text:span text:style-name="T13">AS</text:span><text:span text:style-name="T3"> is a symmetric key known only to A and S</text:span></text:p>
        </text:list-item>
        <text:list-item>
          <text:p text:style-name="P12"><text:span text:style-name="T3">K</text:span><text:span text:style-name="T13">BS</text:span><text:span text:style-name="T3"> is a symmetric key known only to B and S</text:span></text:p>
        </text:list-item>
        <text:list-item>
          <text:p text:style-name="P12"><text:span text:style-name="T3">N</text:span><text:span text:style-name="T13">A</text:span><text:span text:style-name="T3"> and N</text:span><text:span text:style-name="T13">B</text:span><text:span text:style-name="T3"> are nonces generated by A and B respectively</text:span></text:p>
        </text:list-item>
        <text:list-item>
          <text:p text:style-name="P12"><text:span text:style-name="T3">K</text:span><text:span text:style-name="T13">AB</text:span><text:span text:style-name="T3"> is a symmetric, generated key, which will be the session key of the session between A and B</text:span></text:p>
        </text:list-item>
      </text:list>
      <text:p text:style-name="P19"><draw:frame draw:style-name="fr1" draw:name="Picture" text:anchor-type="as-char" svg:width="4.5201in" svg:height="1.8752in" draw:z-index="0"><draw:image/></draw:frame></text:p>
      <text:list xml:id="list1505904431" text:continue-list="list1790958006" text:style-name="WWNum1">
        <text:list-item>
          <text:list>
            <text:list-item>
              <text:list>
                <text:list-item>
                  <text:list>
                    <text:list-item>
                      <text:list>
                        <text:list-item>
                          <text:list>
                            <text:list-item>
                              <text:list>
                                <text:list-item>
                                  <text:list>
                                    <text:list-item>
                                      <text:list>
                                        <text:list-item>
                                          <text:p text:style-name="P24"><text:span text:style-name="T14">Fixed version</text:span></text:p>
                                        </text:list-item>
                                      </text:list>
                                    </text:list-item>
                                  </text:list>
                                </text:list-item>
                              </text:list>
                            </text:list-item>
                          </text:list>
                        </text:list-item>
                      </text:list>
                    </text:list-item>
                  </text:list>
                </text:list-item>
              </text:list>
            </text:list-item>
          </text:list>
        </text:list-item>
      </text:list>
      <text:p text:style-name="P18"><text:span text:style-name="T3">The protocol is vulnerable to a replay attack (as identified by Denning and Sacco</text:span><text:span text:style-name="T12">[12]</text:span><text:span text:style-name="T3">). If an attacker uses an older, compromised value for K</text:span><text:span text:style-name="T13">AB</text:span><text:span text:style-name="T3">, he can then replay the message </text:span><text:span text:style-name="T3"><draw:frame draw:style-name="fr1" draw:name="graphics1" text:anchor-type="as-char" svg:width="1.1583in" svg:height="0.2083in" draw:z-index="1"><draw:image/></draw:frame></text:span><text:span text:style-name="T3"> to Bob, who will accept it, being unable to tell that the key is not fresh.</text:span></text:p>
      <text:p text:style-name="P18"><text:span text:style-name="T3">This flaw is fixed in the Kerberos protocol by the inclusion of a timestamp. It can also be fixed with the use of nonces as described below.</text:span></text:p>
      <text:p text:style-name="P18"><draw:frame draw:style-name="fr1" draw:name="graphics2" text:anchor-type="as-char" svg:width="4.8126in" svg:height="3.0102in" draw:z-index="2"><draw:image/></draw:frame></text:p>
      <text:p text:style-name="P20"/>
      <text:list xml:id="list2049108790" text:continue-numbering="true" text:style-name="WWNum1">
        <text:list-item>
          <text:list>
            <text:list-item>
              <text:list>
                <text:list-item>
                  <text:list>
                    <text:list-item>
                      <text:list>
                        <text:list-item>
                          <text:list>
                            <text:list-item>
                              <text:list>
                                <text:list-item>
                                  <text:list>
                                    <text:list-item>
                                      <text:list>
                                        <text:list-item>
                                          <text:p text:style-name="P25"><text:span text:style-name="T14">Part 3: Implementation</text:span></text:p>
                                        </text:list-item>
                                      </text:list>
                                    </text:list-item>
                                  </text:list>
                                </text:list-item>
                              </text:list>
                            </text:list-item>
                          </text:list>
                        </text:list-item>
                      </text:list>
                    </text:list-item>
                  </text:list>
                </text:list-item>
              </text:list>
            </text:list-item>
          </text:list>
        </text:list-item>
      </text:list>
      <text:p text:style-name="P16"><text:span text:style-name="T5">For complete implementation, please refer to Implementation file</text:span><text:span text:style-name="T11">[13]</text:span><text:span text:style-name="T5"> linked in reference part of this report.</text:span></text:p>
      <text:p text:style-name="P16"><text:span text:style-name="T5">In the protocol, A and B plays a role as clients who want to communicate to each other and S as server that everyone trust. In each version, we have 4 main files:</text:span></text:p>
      <text:p text:style-name="P16"><text:span text:style-name="T5">For Needham Schroeder Symmetric Key Protocol - Original version</text:span></text:p>
      <text:p text:style-name="P16"><text:span text:style-name="T5">alice_original : plays a role as Alice object in the protocol</text:span></text:p>
      <text:p text:style-name="P16"><text:span text:style-name="T5">bob_original: plays a role as Bob object in the protocol</text:span></text:p>
      <text:p text:style-name="P16"><text:span text:style-name="T5">server_original: plays a role as Server object in the protocol</text:span></text:p>
      <text:p text:style-name="P16"><text:span text:style-name="T5">ns: driver program serves as a small program of using the API:</text:span></text:p>
      <text:p text:style-name="P16"><text:span text:style-name="T5"><text:s/>At the beginning, program will ask user whether he wants to choose Alice or Bob as the first communicator by choosing A or B, or else, it will return a message alerting the possible options. This is a little difference than the original protocol since the original one assumes that Alice is always the one who wants to communicate first. I give Bob a right to stand up and get a chance if he wants to communicate first.</text:span></text:p>
      <text:p text:style-name="P16"><text:span text:style-name="T5">The default IP address for each role is 127.0.0.1 since I'm implementing the protocol on localhost, I will try to run it on different machine if time is allowed; the default ports are given</text:span></text:p>
      <text:p text:style-name="P16"><text:span text:style-name="T5">After choosing the one who communicates first, Alice and Bob object starts running each step in protocol and end up establishing the communication or failing if something wrong happen (wrong Nonce, long timestamp, etc)</text:span></text:p>
      <text:p text:style-name="P16"><text:span text:style-name="T5">If connection succeeds, Alice and Bob starts communicating, user can type down some sample message to test how they encrypt/decrypt and send/receive to/from each other.</text:span></text:p>
      <text:p text:style-name="P17"><text:span text:style-name="T5">The implementation for Needham Schroeder Symmetric Key Protocol - Fixed version is pretty similar to the previous one except the extra steps as we see in the protocol.</text:span></text:p>
      <text:list xml:id="list727631816" text:continue-numbering="true" text:style-name="WWNum1">
        <text:list-item>
          <text:list>
            <text:list-item>
              <text:list>
                <text:list-item>
                  <text:list>
                    <text:list-item>
                      <text:list>
                        <text:list-item>
                          <text:list>
                            <text:list-item>
                              <text:list>
                                <text:list-item>
                                  <text:list>
                                    <text:list-item>
                                      <text:list>
                                        <text:list-item>
                                          <text:p text:style-name="P25"><text:span text:style-name="T14">Part 4. Testing and evaluation</text:span></text:p>
                                        </text:list-item>
                                      </text:list>
                                    </text:list-item>
                                  </text:list>
                                </text:list-item>
                              </text:list>
                            </text:list-item>
                          </text:list>
                        </text:list-item>
                      </text:list>
                    </text:list-item>
                  </text:list>
                </text:list-item>
              </text:list>
            </text:list-item>
          </text:list>
        </text:list-item>
      </text:list>
      <text:p text:style-name="P17"><text:span text:style-name="T5">For complete testing and evaluation, please refer to Testing output file</text:span><text:span text:style-name="T11">[14]</text:span><text:span text:style-name="T5"> linked in reference part of this report.</text:span></text:p>
      <text:list xml:id="list1741996371" text:continue-numbering="true" text:style-name="WWNum1">
        <text:list-item>
          <text:list>
            <text:list-item>
              <text:list>
                <text:list-item>
                  <text:list>
                    <text:list-item>
                      <text:list>
                        <text:list-item>
                          <text:list>
                            <text:list-item>
                              <text:list>
                                <text:list-item>
                                  <text:list>
                                    <text:list-item>
                                      <text:list>
                                        <text:list-item>
                                          <text:p text:style-name="P24"><text:span text:style-name="T14">Instruction</text:span></text:p>
                                        </text:list-item>
                                      </text:list>
                                    </text:list-item>
                                  </text:list>
                                </text:list-item>
                              </text:list>
                            </text:list-item>
                          </text:list>
                        </text:list-item>
                      </text:list>
                    </text:list-item>
                  </text:list>
                </text:list-item>
              </text:list>
            </text:list-item>
          </text:list>
        </text:list-item>
      </text:list>
      <text:list xml:id="list1257932521" text:continue-list="list354238163" text:style-name="WWNum3">
        <text:list-item>
          <text:p text:style-name="P14"><text:span text:style-name="T5">Running each module in different terminals</text:span><text:span text:style-name="T3"> </text:span></text:p>
        </text:list-item>
        <text:list-item>
          <text:p text:style-name="P14"><text:span text:style-name="T5">Enter your choice in terminal running Server module to choose who you want to initiate the communication</text:span><text:span text:style-name="T3"> </text:span></text:p>
        </text:list-item>
        <text:list-item>
          <text:p text:style-name="P14"><text:span text:style-name="T5">Program follows each step in protocol to establish the communication</text:span></text:p>
        </text:list-item>
        <text:list-item>
          <text:p text:style-name="P14"><text:span text:style-name="T5">Type down some sample message in terminal running Alice/Bob module to check how message encrypted and decrypted </text:span></text:p>
        </text:list-item>
      </text:list>
      <text:p text:style-name="P7"/>
      <text:list xml:id="list1995763530" text:continue-list="list1741996371" text:style-name="WWNum1">
        <text:list-item>
          <text:list>
            <text:list-item>
              <text:list>
                <text:list-item>
                  <text:list>
                    <text:list-item>
                      <text:list>
                        <text:list-item>
                          <text:list>
                            <text:list-item>
                              <text:list>
                                <text:list-item>
                                  <text:list>
                                    <text:list-item>
                                      <text:list>
                                        <text:list-item>
                                          <text:p text:style-name="P24"><text:span text:style-name="T14">Evaluation</text:span></text:p>
                                        </text:list-item>
                                      </text:list>
                                    </text:list-item>
                                  </text:list>
                                </text:list-item>
                              </text:list>
                            </text:list-item>
                          </text:list>
                        </text:list-item>
                      </text:list>
                    </text:list-item>
                  </text:list>
                </text:list-item>
              </text:list>
            </text:list-item>
          </text:list>
        </text:list-item>
      </text:list>
      <text:list xml:id="list1316178482" text:continue-list="list1257932521" text:style-name="WWNum3">
        <text:list-item>
          <text:p text:style-name="P13"><text:span text:style-name="T5">At the first glare, I want to make the scenario look like a real situation. It means that not only Alice, but anyone in the network also can request to communicate with other one. The original protocol simplifies to the situation that only Alice wants to communicate with Bob. But it turns out that for each time I want to test the program, I need to manually choose who will communicate with whom; which prevents me from testing program for a huge number of time. For solving this problem, I add timestamp which evaluates time for each run time, it also plays a role in preventing replay attack.</text:span></text:p>
        </text:list-item>
        <text:list-item>
          <text:p text:style-name="P14"><text:span text:style-name="T5">The program runs well under local network, but I don’t have enough time to test the program on different machine where the network get other effect from error, traffic,…</text:span></text:p>
        </text:list-item>
        <text:list-item>
          <text:p text:style-name="P13"><text:span text:style-name="T5">Compare with other language like C or Java, implementation in Python is much smaller and simpler.</text:span></text:p>
        </text:list-item>
      </text:list>
      <text:p text:style-name="P17"/>
      <text:list xml:id="list1117272397" text:continue-list="list1995763530" text:style-name="WWNum1">
        <text:list-item>
          <text:list>
            <text:list-item>
              <text:list>
                <text:list-item>
                  <text:list>
                    <text:list-item>
                      <text:list>
                        <text:list-item>
                          <text:list>
                            <text:list-item>
                              <text:list>
                                <text:list-item>
                                  <text:list>
                                    <text:list-item>
                                      <text:list>
                                        <text:list-item>
                                          <text:p text:style-name="P25"/>
                                        </text:list-item>
                                        <text:list-item>
                                          <text:p text:style-name="P25"><text:span text:style-name="T14">Part 5. References</text:span></text:p>
                                        </text:list-item>
                                      </text:list>
                                    </text:list-item>
                                  </text:list>
                                </text:list-item>
                              </text:list>
                            </text:list-item>
                          </text:list>
                        </text:list-item>
                      </text:list>
                    </text:list-item>
                  </text:list>
                </text:list-item>
              </text:list>
            </text:list-item>
          </text:list>
        </text:list-item>
      </text:list>
      <text:p text:style-name="P2"/>
      <text:p text:style-name="P8"><text:span text:style-name="T7">[1]</text:span><text:a xlink:type="simple" xlink:href="https://docs.google.com/a/stonybrook.edu/document/d/1luZH1JavM65Mib5I1Fbevn6IuLVk-If_V6EQgmwwWsY/edit"><text:span text:style-name="Internet_20_link"><text:span text:style-name="T16">https</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docs</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google</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com</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a</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stonybrook</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edu</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document</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d</text:span></text:span></text:a><text:a xlink:type="simple" xlink:href="https://docs.google.com/a/stonybrook.edu/document/d/1luZH1JavM65Mib5I1Fbevn6IuLVk-If_V6EQgmwwWsY/edit"><text:span text:style-name="Internet_20_link"><text:span text:style-name="T16">/1</text:span></text:span></text:a><text:a xlink:type="simple" xlink:href="https://docs.google.com/a/stonybrook.edu/document/d/1luZH1JavM65Mib5I1Fbevn6IuLVk-If_V6EQgmwwWsY/edit"><text:span text:style-name="Internet_20_link"><text:span text:style-name="T16">luZH</text:span></text:span></text:a><text:a xlink:type="simple" xlink:href="https://docs.google.com/a/stonybrook.edu/document/d/1luZH1JavM65Mib5I1Fbevn6IuLVk-If_V6EQgmwwWsY/edit"><text:span text:style-name="Internet_20_link"><text:span text:style-name="T16">1</text:span></text:span></text:a><text:a xlink:type="simple" xlink:href="https://docs.google.com/a/stonybrook.edu/document/d/1luZH1JavM65Mib5I1Fbevn6IuLVk-If_V6EQgmwwWsY/edit"><text:span text:style-name="Internet_20_link"><text:span text:style-name="T16">JavM</text:span></text:span></text:a><text:a xlink:type="simple" xlink:href="https://docs.google.com/a/stonybrook.edu/document/d/1luZH1JavM65Mib5I1Fbevn6IuLVk-If_V6EQgmwwWsY/edit"><text:span text:style-name="Internet_20_link"><text:span text:style-name="T16">65</text:span></text:span></text:a><text:a xlink:type="simple" xlink:href="https://docs.google.com/a/stonybrook.edu/document/d/1luZH1JavM65Mib5I1Fbevn6IuLVk-If_V6EQgmwwWsY/edit"><text:span text:style-name="Internet_20_link"><text:span text:style-name="T16">Mib</text:span></text:span></text:a><text:a xlink:type="simple" xlink:href="https://docs.google.com/a/stonybrook.edu/document/d/1luZH1JavM65Mib5I1Fbevn6IuLVk-If_V6EQgmwwWsY/edit"><text:span text:style-name="Internet_20_link"><text:span text:style-name="T16">5</text:span></text:span></text:a><text:a xlink:type="simple" xlink:href="https://docs.google.com/a/stonybrook.edu/document/d/1luZH1JavM65Mib5I1Fbevn6IuLVk-If_V6EQgmwwWsY/edit"><text:span text:style-name="Internet_20_link"><text:span text:style-name="T16">I</text:span></text:span></text:a><text:a xlink:type="simple" xlink:href="https://docs.google.com/a/stonybrook.edu/document/d/1luZH1JavM65Mib5I1Fbevn6IuLVk-If_V6EQgmwwWsY/edit"><text:span text:style-name="Internet_20_link"><text:span text:style-name="T16">1</text:span></text:span></text:a><text:a xlink:type="simple" xlink:href="https://docs.google.com/a/stonybrook.edu/document/d/1luZH1JavM65Mib5I1Fbevn6IuLVk-If_V6EQgmwwWsY/edit"><text:span text:style-name="Internet_20_link"><text:span text:style-name="T16">Fbevn</text:span></text:span></text:a><text:a xlink:type="simple" xlink:href="https://docs.google.com/a/stonybrook.edu/document/d/1luZH1JavM65Mib5I1Fbevn6IuLVk-If_V6EQgmwwWsY/edit"><text:span text:style-name="Internet_20_link"><text:span text:style-name="T16">6</text:span></text:span></text:a><text:a xlink:type="simple" xlink:href="https://docs.google.com/a/stonybrook.edu/document/d/1luZH1JavM65Mib5I1Fbevn6IuLVk-If_V6EQgmwwWsY/edit"><text:span text:style-name="Internet_20_link"><text:span text:style-name="T16">IuLVk</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If</text:span></text:span></text:a><text:a xlink:type="simple" xlink:href="https://docs.google.com/a/stonybrook.edu/document/d/1luZH1JavM65Mib5I1Fbevn6IuLVk-If_V6EQgmwwWsY/edit"><text:span text:style-name="Internet_20_link"><text:span text:style-name="T16">_</text:span></text:span></text:a><text:a xlink:type="simple" xlink:href="https://docs.google.com/a/stonybrook.edu/document/d/1luZH1JavM65Mib5I1Fbevn6IuLVk-If_V6EQgmwwWsY/edit"><text:span text:style-name="Internet_20_link"><text:span text:style-name="T16">V</text:span></text:span></text:a><text:a xlink:type="simple" xlink:href="https://docs.google.com/a/stonybrook.edu/document/d/1luZH1JavM65Mib5I1Fbevn6IuLVk-If_V6EQgmwwWsY/edit"><text:span text:style-name="Internet_20_link"><text:span text:style-name="T16">6</text:span></text:span></text:a><text:a xlink:type="simple" xlink:href="https://docs.google.com/a/stonybrook.edu/document/d/1luZH1JavM65Mib5I1Fbevn6IuLVk-If_V6EQgmwwWsY/edit"><text:span text:style-name="Internet_20_link"><text:span text:style-name="T16">EQgmwwWsY</text:span></text:span></text:a><text:a xlink:type="simple" xlink:href="https://docs.google.com/a/stonybrook.edu/document/d/1luZH1JavM65Mib5I1Fbevn6IuLVk-If_V6EQgmwwWsY/edit"><text:span text:style-name="Internet_20_link"><text:span text:style-name="T16">/</text:span></text:span></text:a><text:a xlink:type="simple" xlink:href="https://docs.google.com/a/stonybrook.edu/document/d/1luZH1JavM65Mib5I1Fbevn6IuLVk-If_V6EQgmwwWsY/edit"><text:span text:style-name="Internet_20_link"><text:span text:style-name="T16">edit</text:span></text:span></text:a><text:span text:style-name="T7"> <text:s/>(Accessed on November 8, 2013)</text:span></text:p>
      <text:p text:style-name="P8"><text:span text:style-name="T7">[2] </text:span><text:a xlink:type="simple" xlink:href="http://en.wikipedia.org/wiki/Needham–Schroeder_protocol"><text:span text:style-name="Internet_20_link">http</text:span></text:a><text:a xlink:type="simple" xlink:href="http://en.wikipedia.org/wiki/Needham–Schroeder_protocol"><text:span text:style-name="Internet_20_link">://</text:span></text:a><text:a xlink:type="simple" xlink:href="http://en.wikipedia.org/wiki/Needham–Schroeder_protocol"><text:span text:style-name="Internet_20_link">en</text:span></text:a><text:a xlink:type="simple" xlink:href="http://en.wikipedia.org/wiki/Needham–Schroeder_protocol"><text:span text:style-name="Internet_20_link">.</text:span></text:a><text:a xlink:type="simple" xlink:href="http://en.wikipedia.org/wiki/Needham–Schroeder_protocol"><text:span text:style-name="Internet_20_link">wikipedia</text:span></text:a><text:a xlink:type="simple" xlink:href="http://en.wikipedia.org/wiki/Needham–Schroeder_protocol"><text:span text:style-name="Internet_20_link">.</text:span></text:a><text:a xlink:type="simple" xlink:href="http://en.wikipedia.org/wiki/Needham–Schroeder_protocol"><text:span text:style-name="Internet_20_link">org</text:span></text:a><text:a xlink:type="simple" xlink:href="http://en.wikipedia.org/wiki/Needham–Schroeder_protocol"><text:span text:style-name="Internet_20_link">/</text:span></text:a><text:a xlink:type="simple" xlink:href="http://en.wikipedia.org/wiki/Needham–Schroeder_protocol"><text:span text:style-name="Internet_20_link">wiki</text:span></text:a><text:a xlink:type="simple" xlink:href="http://en.wikipedia.org/wiki/Needham–Schroeder_protocol"><text:span text:style-name="Internet_20_link">/</text:span></text:a><text:a xlink:type="simple" xlink:href="http://en.wikipedia.org/wiki/Needham–Schroeder_protocol"><text:span text:style-name="Internet_20_link">Needham</text:span></text:a><text:a xlink:type="simple" xlink:href="http://en.wikipedia.org/wiki/Needham–Schroeder_protocol"><text:span text:style-name="Internet_20_link">%</text:span></text:a><text:a xlink:type="simple" xlink:href="http://en.wikipedia.org/wiki/Needham–Schroeder_protocol"><text:span text:style-name="Internet_20_link">E</text:span></text:a><text:a xlink:type="simple" xlink:href="http://en.wikipedia.org/wiki/Needham–Schroeder_protocol"><text:span text:style-name="Internet_20_link">2%80%93</text:span></text:a><text:a xlink:type="simple" xlink:href="http://en.wikipedia.org/wiki/Needham–Schroeder_protocol"><text:span text:style-name="Internet_20_link">Schroeder</text:span></text:a><text:a xlink:type="simple" xlink:href="http://en.wikipedia.org/wiki/Needham–Schroeder_protocol"><text:span text:style-name="Internet_20_link">_</text:span></text:a><text:a xlink:type="simple" xlink:href="http://en.wikipedia.org/wiki/Needham–Schroeder_protocol"><text:span text:style-name="Internet_20_link">protocol</text:span></text:a><text:span text:style-name="T7">, Wikipedia, Needham-Schroeder Protocol (Accessed on November 8, 2013)</text:span></text:p>
      <text:p text:style-name="P8"><text:span text:style-name="T7">[3]</text:span><text:a xlink:type="simple" xlink:href="http://en.wikipedia.org/wiki/Kerberos_protocol"><text:span text:style-name="Internet_20_link">http</text:span></text:a><text:a xlink:type="simple" xlink:href="http://en.wikipedia.org/wiki/Kerberos_protocol"><text:span text:style-name="Internet_20_link">://</text:span></text:a><text:a xlink:type="simple" xlink:href="http://en.wikipedia.org/wiki/Kerberos_protocol"><text:span text:style-name="Internet_20_link">en</text:span></text:a><text:a xlink:type="simple" xlink:href="http://en.wikipedia.org/wiki/Kerberos_protocol"><text:span text:style-name="Internet_20_link">.</text:span></text:a><text:a xlink:type="simple" xlink:href="http://en.wikipedia.org/wiki/Kerberos_protocol"><text:span text:style-name="Internet_20_link">wikipedia</text:span></text:a><text:a xlink:type="simple" xlink:href="http://en.wikipedia.org/wiki/Kerberos_protocol"><text:span text:style-name="Internet_20_link">.</text:span></text:a><text:a xlink:type="simple" xlink:href="http://en.wikipedia.org/wiki/Kerberos_protocol"><text:span text:style-name="Internet_20_link">org</text:span></text:a><text:a xlink:type="simple" xlink:href="http://en.wikipedia.org/wiki/Kerberos_protocol"><text:span text:style-name="Internet_20_link">/</text:span></text:a><text:a xlink:type="simple" xlink:href="http://en.wikipedia.org/wiki/Kerberos_protocol"><text:span text:style-name="Internet_20_link">wiki</text:span></text:a><text:a xlink:type="simple" xlink:href="http://en.wikipedia.org/wiki/Kerberos_protocol"><text:span text:style-name="Internet_20_link">/</text:span></text:a><text:a xlink:type="simple" xlink:href="http://en.wikipedia.org/wiki/Kerberos_protocol"><text:span text:style-name="Internet_20_link">Kerberos</text:span></text:a><text:a xlink:type="simple" xlink:href="http://en.wikipedia.org/wiki/Kerberos_protocol"><text:span text:style-name="Internet_20_link">_</text:span></text:a><text:a xlink:type="simple" xlink:href="http://en.wikipedia.org/wiki/Kerberos_protocol"><text:span text:style-name="Internet_20_link">protocol</text:span></text:a><text:span text:style-name="T7">, Wikipedia, Kerberos Protocol, (Accessed on November 8, 2013)</text:span></text:p>
      <text:p text:style-name="P4"><text:span text:style-name="T7">[4] </text:span><text:a xlink:type="simple" xlink:href="https://github.com/krb5/krb5"><text:span text:style-name="Internet_20_link">https</text:span></text:a><text:a xlink:type="simple" xlink:href="https://github.com/krb5/krb5"><text:span text:style-name="Internet_20_link">://</text:span></text:a><text:a xlink:type="simple" xlink:href="https://github.com/krb5/krb5"><text:span text:style-name="Internet_20_link">github</text:span></text:a><text:a xlink:type="simple" xlink:href="https://github.com/krb5/krb5"><text:span text:style-name="Internet_20_link">.</text:span></text:a><text:a xlink:type="simple" xlink:href="https://github.com/krb5/krb5"><text:span text:style-name="Internet_20_link">com</text:span></text:a><text:a xlink:type="simple" xlink:href="https://github.com/krb5/krb5"><text:span text:style-name="Internet_20_link">/</text:span></text:a><text:a xlink:type="simple" xlink:href="https://github.com/krb5/krb5"><text:span text:style-name="Internet_20_link">krb</text:span></text:a><text:a xlink:type="simple" xlink:href="https://github.com/krb5/krb5"><text:span text:style-name="Internet_20_link">5/</text:span></text:a><text:a xlink:type="simple" xlink:href="https://github.com/krb5/krb5"><text:span text:style-name="Internet_20_link">krb</text:span></text:a><text:a xlink:type="simple" xlink:href="https://github.com/krb5/krb5"><text:span text:style-name="Internet_20_link">5</text:span></text:a><text:span text:style-name="T7">(January 16, 1996) (Accessed on November 8, 2013)</text:span></text:p>
      <text:p text:style-name="P4"><text:span text:style-name="T7">[5] </text:span><text:a xlink:type="simple" xlink:href="https://github.com/abender/needham-schroeder"><text:span text:style-name="Internet_20_link">https</text:span></text:a><text:a xlink:type="simple" xlink:href="https://github.com/abender/needham-schroeder"><text:span text:style-name="Internet_20_link">://</text:span></text:a><text:a xlink:type="simple" xlink:href="https://github.com/abender/needham-schroeder"><text:span text:style-name="Internet_20_link">github</text:span></text:a><text:a xlink:type="simple" xlink:href="https://github.com/abender/needham-schroeder"><text:span text:style-name="Internet_20_link">.</text:span></text:a><text:a xlink:type="simple" xlink:href="https://github.com/abender/needham-schroeder"><text:span text:style-name="Internet_20_link">com</text:span></text:a><text:a xlink:type="simple" xlink:href="https://github.com/abender/needham-schroeder"><text:span text:style-name="Internet_20_link">/</text:span></text:a><text:a xlink:type="simple" xlink:href="https://github.com/abender/needham-schroeder"><text:span text:style-name="Internet_20_link">abender</text:span></text:a><text:a xlink:type="simple" xlink:href="https://github.com/abender/needham-schroeder"><text:span text:style-name="Internet_20_link">/</text:span></text:a><text:a xlink:type="simple" xlink:href="https://github.com/abender/needham-schroeder"><text:span text:style-name="Internet_20_link">needham</text:span></text:a><text:a xlink:type="simple" xlink:href="https://github.com/abender/needham-schroeder"><text:span text:style-name="Internet_20_link">-</text:span></text:a><text:a xlink:type="simple" xlink:href="https://github.com/abender/needham-schroeder"><text:span text:style-name="Internet_20_link">schroeder</text:span></text:a><text:span text:style-name="T7"> (Accessed on Dec 2, 2013)</text:span></text:p>
      <text:p text:style-name="P8"><text:span text:style-name="T7">[6] </text:span><text:a xlink:type="simple" xlink:href="https://github.com/ekoontz/jaas_and_kerberos"><text:span text:style-name="Internet_20_link">https</text:span></text:a><text:a xlink:type="simple" xlink:href="https://github.com/ekoontz/jaas_and_kerberos"><text:span text:style-name="Internet_20_link">://</text:span></text:a><text:a xlink:type="simple" xlink:href="https://github.com/ekoontz/jaas_and_kerberos"><text:span text:style-name="Internet_20_link">github</text:span></text:a><text:a xlink:type="simple" xlink:href="https://github.com/ekoontz/jaas_and_kerberos"><text:span text:style-name="Internet_20_link">.</text:span></text:a><text:a xlink:type="simple" xlink:href="https://github.com/ekoontz/jaas_and_kerberos"><text:span text:style-name="Internet_20_link">com</text:span></text:a><text:a xlink:type="simple" xlink:href="https://github.com/ekoontz/jaas_and_kerberos"><text:span text:style-name="Internet_20_link">/</text:span></text:a><text:a xlink:type="simple" xlink:href="https://github.com/ekoontz/jaas_and_kerberos"><text:span text:style-name="Internet_20_link">ekoontz</text:span></text:a><text:a xlink:type="simple" xlink:href="https://github.com/ekoontz/jaas_and_kerberos"><text:span text:style-name="Internet_20_link">/</text:span></text:a><text:a xlink:type="simple" xlink:href="https://github.com/ekoontz/jaas_and_kerberos"><text:span text:style-name="Internet_20_link">jaas</text:span></text:a><text:a xlink:type="simple" xlink:href="https://github.com/ekoontz/jaas_and_kerberos"><text:span text:style-name="Internet_20_link">_</text:span></text:a><text:a xlink:type="simple" xlink:href="https://github.com/ekoontz/jaas_and_kerberos"><text:span text:style-name="Internet_20_link">and</text:span></text:a><text:a xlink:type="simple" xlink:href="https://github.com/ekoontz/jaas_and_kerberos"><text:span text:style-name="Internet_20_link">_</text:span></text:a><text:a xlink:type="simple" xlink:href="https://github.com/ekoontz/jaas_and_kerberos"><text:span text:style-name="Internet_20_link">kerberos</text:span></text:a><text:span text:style-name="T7">. (Accessed on Dec2, 2013)</text:span></text:p>
      <text:p text:style-name="P8"><text:span text:style-name="T7">[7] </text:span><text:a xlink:type="simple" xlink:href="https://sites.google.com/a/stonybrook.edu/sbcs535/students/tunguyen"><text:span text:style-name="Internet_20_link">https</text:span></text:a><text:a xlink:type="simple" xlink:href="https://sites.google.com/a/stonybrook.edu/sbcs535/students/tunguyen"><text:span text:style-name="Internet_20_link">://</text:span></text:a><text:a xlink:type="simple" xlink:href="https://sites.google.com/a/stonybrook.edu/sbcs535/students/tunguyen"><text:span text:style-name="Internet_20_link">sites</text:span></text:a><text:a xlink:type="simple" xlink:href="https://sites.google.com/a/stonybrook.edu/sbcs535/students/tunguyen"><text:span text:style-name="Internet_20_link">.</text:span></text:a><text:a xlink:type="simple" xlink:href="https://sites.google.com/a/stonybrook.edu/sbcs535/students/tunguyen"><text:span text:style-name="Internet_20_link">google</text:span></text:a><text:a xlink:type="simple" xlink:href="https://sites.google.com/a/stonybrook.edu/sbcs535/students/tunguyen"><text:span text:style-name="Internet_20_link">.</text:span></text:a><text:a xlink:type="simple" xlink:href="https://sites.google.com/a/stonybrook.edu/sbcs535/students/tunguyen"><text:span text:style-name="Internet_20_link">com</text:span></text:a><text:a xlink:type="simple" xlink:href="https://sites.google.com/a/stonybrook.edu/sbcs535/students/tunguyen"><text:span text:style-name="Internet_20_link">/</text:span></text:a><text:a xlink:type="simple" xlink:href="https://sites.google.com/a/stonybrook.edu/sbcs535/students/tunguyen"><text:span text:style-name="Internet_20_link">a</text:span></text:a><text:a xlink:type="simple" xlink:href="https://sites.google.com/a/stonybrook.edu/sbcs535/students/tunguyen"><text:span text:style-name="Internet_20_link">/</text:span></text:a><text:a xlink:type="simple" xlink:href="https://sites.google.com/a/stonybrook.edu/sbcs535/students/tunguyen"><text:span text:style-name="Internet_20_link">stonybrook</text:span></text:a><text:a xlink:type="simple" xlink:href="https://sites.google.com/a/stonybrook.edu/sbcs535/students/tunguyen"><text:span text:style-name="Internet_20_link">.</text:span></text:a><text:a xlink:type="simple" xlink:href="https://sites.google.com/a/stonybrook.edu/sbcs535/students/tunguyen"><text:span text:style-name="Internet_20_link">edu</text:span></text:a><text:a xlink:type="simple" xlink:href="https://sites.google.com/a/stonybrook.edu/sbcs535/students/tunguyen"><text:span text:style-name="Internet_20_link">/</text:span></text:a><text:a xlink:type="simple" xlink:href="https://sites.google.com/a/stonybrook.edu/sbcs535/students/tunguyen"><text:span text:style-name="Internet_20_link">sbcs</text:span></text:a><text:a xlink:type="simple" xlink:href="https://sites.google.com/a/stonybrook.edu/sbcs535/students/tunguyen"><text:span text:style-name="Internet_20_link">535/</text:span></text:a><text:a xlink:type="simple" xlink:href="https://sites.google.com/a/stonybrook.edu/sbcs535/students/tunguyen"><text:span text:style-name="Internet_20_link">students</text:span></text:a><text:a xlink:type="simple" xlink:href="https://sites.google.com/a/stonybrook.edu/sbcs535/students/tunguyen"><text:span text:style-name="Internet_20_link">/</text:span></text:a><text:a xlink:type="simple" xlink:href="https://sites.google.com/a/stonybrook.edu/sbcs535/students/tunguyen"><text:span text:style-name="Internet_20_link">tunguyen</text:span></text:a><text:span text:style-name="T7"> (Accessed on Dec 2, 2013)</text:span></text:p>
      <text:p text:style-name="P16"><text:span text:style-name="T7">[8] </text:span><text:a xlink:type="simple" xlink:href="http://tunguyen.org/alice_original.html"><text:span text:style-name="Internet_20_link">http</text:span></text:a><text:a xlink:type="simple" xlink:href="http://tunguyen.org/alice_original.html"><text:span text:style-name="Internet_20_link">://</text:span></text:a><text:a xlink:type="simple" xlink:href="http://tunguyen.org/alice_original.html"><text:span text:style-name="Internet_20_link">tunguyen</text:span></text:a><text:a xlink:type="simple" xlink:href="http://tunguyen.org/alice_original.html"><text:span text:style-name="Internet_20_link">.</text:span></text:a><text:a xlink:type="simple" xlink:href="http://tunguyen.org/alice_original.html"><text:span text:style-name="Internet_20_link">org</text:span></text:a><text:a xlink:type="simple" xlink:href="http://tunguyen.org/alice_original.html"><text:span text:style-name="Internet_20_link">/</text:span></text:a><text:a xlink:type="simple" xlink:href="http://tunguyen.org/alice_original.html"><text:span text:style-name="Internet_20_link">alice</text:span></text:a><text:a xlink:type="simple" xlink:href="http://tunguyen.org/alice_original.html"><text:span text:style-name="Internet_20_link">_</text:span></text:a><text:a xlink:type="simple" xlink:href="http://tunguyen.org/alice_original.html"><text:span text:style-name="Internet_20_link">original</text:span></text:a><text:a xlink:type="simple" xlink:href="http://tunguyen.org/alice_original.html"><text:span text:style-name="Internet_20_link">.</text:span></text:a><text:a xlink:type="simple" xlink:href="http://tunguyen.org/alice_original.html"><text:span text:style-name="Internet_20_link">html</text:span></text:a><text:span text:style-name="T7"> <text:s/>(Accessed on Dec 3, 2013)</text:span></text:p>
      <text:p text:style-name="P16"><text:span text:style-name="T7">[9] </text:span><text:a xlink:type="simple" xlink:href="http://tunguyen.org/bob_original.html"><text:span text:style-name="Internet_20_link">http</text:span></text:a><text:a xlink:type="simple" xlink:href="http://tunguyen.org/bob_original.html"><text:span text:style-name="Internet_20_link">://</text:span></text:a><text:a xlink:type="simple" xlink:href="http://tunguyen.org/bob_original.html"><text:span text:style-name="Internet_20_link">tunguyen</text:span></text:a><text:a xlink:type="simple" xlink:href="http://tunguyen.org/bob_original.html"><text:span text:style-name="Internet_20_link">.</text:span></text:a><text:a xlink:type="simple" xlink:href="http://tunguyen.org/bob_original.html"><text:span text:style-name="Internet_20_link">org</text:span></text:a><text:a xlink:type="simple" xlink:href="http://tunguyen.org/bob_original.html"><text:span text:style-name="Internet_20_link">/</text:span></text:a><text:a xlink:type="simple" xlink:href="http://tunguyen.org/bob_original.html"><text:span text:style-name="Internet_20_link">bob</text:span></text:a><text:a xlink:type="simple" xlink:href="http://tunguyen.org/bob_original.html"><text:span text:style-name="Internet_20_link">_</text:span></text:a><text:a xlink:type="simple" xlink:href="http://tunguyen.org/bob_original.html"><text:span text:style-name="Internet_20_link">original</text:span></text:a><text:a xlink:type="simple" xlink:href="http://tunguyen.org/bob_original.html"><text:span text:style-name="Internet_20_link">.</text:span></text:a><text:a xlink:type="simple" xlink:href="http://tunguyen.org/bob_original.html"><text:span text:style-name="Internet_20_link">html</text:span></text:a><text:span text:style-name="T7"> <text:s/>(Accessed on Dec 3, 2013)</text:span></text:p>
      <text:p text:style-name="P16"><text:span text:style-name="T7">[10] </text:span><text:a xlink:type="simple" xlink:href="http://tunguyen.org/server_original.html"><text:span text:style-name="Internet_20_link">http</text:span></text:a><text:a xlink:type="simple" xlink:href="http://tunguyen.org/server_original.html"><text:span text:style-name="Internet_20_link">://</text:span></text:a><text:a xlink:type="simple" xlink:href="http://tunguyen.org/server_original.html"><text:span text:style-name="Internet_20_link">tunguyen</text:span></text:a><text:a xlink:type="simple" xlink:href="http://tunguyen.org/server_original.html"><text:span text:style-name="Internet_20_link">.</text:span></text:a><text:a xlink:type="simple" xlink:href="http://tunguyen.org/server_original.html"><text:span text:style-name="Internet_20_link">org</text:span></text:a><text:a xlink:type="simple" xlink:href="http://tunguyen.org/server_original.html"><text:span text:style-name="Internet_20_link">/</text:span></text:a><text:a xlink:type="simple" xlink:href="http://tunguyen.org/server_original.html"><text:span text:style-name="Internet_20_link">server</text:span></text:a><text:a xlink:type="simple" xlink:href="http://tunguyen.org/server_original.html"><text:span text:style-name="Internet_20_link">_</text:span></text:a><text:a xlink:type="simple" xlink:href="http://tunguyen.org/server_original.html"><text:span text:style-name="Internet_20_link">original</text:span></text:a><text:a xlink:type="simple" xlink:href="http://tunguyen.org/server_original.html"><text:span text:style-name="Internet_20_link">.</text:span></text:a><text:a xlink:type="simple" xlink:href="http://tunguyen.org/server_original.html"><text:span text:style-name="Internet_20_link">html</text:span></text:a><text:span text:style-name="T7"> <text:s/>(Accessed on Dec 3, 2013)</text:span></text:p>
      <text:p text:style-name="P16"><text:span text:style-name="T7">[11] </text:span><text:a xlink:type="simple" xlink:href="http://tunguyen.org/ns_original.html"><text:span text:style-name="Internet_20_link">http</text:span></text:a><text:a xlink:type="simple" xlink:href="http://tunguyen.org/ns_original.html"><text:span text:style-name="Internet_20_link">://</text:span></text:a><text:a xlink:type="simple" xlink:href="http://tunguyen.org/ns_original.html"><text:span text:style-name="Internet_20_link">tunguyen</text:span></text:a><text:a xlink:type="simple" xlink:href="http://tunguyen.org/ns_original.html"><text:span text:style-name="Internet_20_link">.</text:span></text:a><text:a xlink:type="simple" xlink:href="http://tunguyen.org/ns_original.html"><text:span text:style-name="Internet_20_link">org</text:span></text:a><text:a xlink:type="simple" xlink:href="http://tunguyen.org/ns_original.html"><text:span text:style-name="Internet_20_link">/</text:span></text:a><text:a xlink:type="simple" xlink:href="http://tunguyen.org/ns_original.html"><text:span text:style-name="Internet_20_link">ns</text:span></text:a><text:a xlink:type="simple" xlink:href="http://tunguyen.org/ns_original.html"><text:span text:style-name="Internet_20_link">_</text:span></text:a><text:a xlink:type="simple" xlink:href="http://tunguyen.org/ns_original.html"><text:span text:style-name="Internet_20_link">original</text:span></text:a><text:a xlink:type="simple" xlink:href="http://tunguyen.org/ns_original.html"><text:span text:style-name="Internet_20_link">.</text:span></text:a><text:a xlink:type="simple" xlink:href="http://tunguyen.org/ns_original.html"><text:span text:style-name="Internet_20_link">html</text:span></text:a><text:span text:style-name="T7"> <text:s/>(Accessed on Dec 3, 2013)</text:span></text:p>
      <text:p text:style-name="P16"><text:span text:style-name="T7">[12] </text:span><text:a xlink:type="simple" xlink:href="http://en.wikipedia.org/wiki/Dorothy_E._Denning"><text:span text:style-name="Internet_20_link">http</text:span></text:a><text:a xlink:type="simple" xlink:href="http://en.wikipedia.org/wiki/Dorothy_E._Denning"><text:span text:style-name="Internet_20_link">://</text:span></text:a><text:a xlink:type="simple" xlink:href="http://en.wikipedia.org/wiki/Dorothy_E._Denning"><text:span text:style-name="Internet_20_link">en</text:span></text:a><text:a xlink:type="simple" xlink:href="http://en.wikipedia.org/wiki/Dorothy_E._Denning"><text:span text:style-name="Internet_20_link">.</text:span></text:a><text:a xlink:type="simple" xlink:href="http://en.wikipedia.org/wiki/Dorothy_E._Denning"><text:span text:style-name="Internet_20_link">wikipedia</text:span></text:a><text:a xlink:type="simple" xlink:href="http://en.wikipedia.org/wiki/Dorothy_E._Denning"><text:span text:style-name="Internet_20_link">.</text:span></text:a><text:a xlink:type="simple" xlink:href="http://en.wikipedia.org/wiki/Dorothy_E._Denning"><text:span text:style-name="Internet_20_link">org</text:span></text:a><text:a xlink:type="simple" xlink:href="http://en.wikipedia.org/wiki/Dorothy_E._Denning"><text:span text:style-name="Internet_20_link">/</text:span></text:a><text:a xlink:type="simple" xlink:href="http://en.wikipedia.org/wiki/Dorothy_E._Denning"><text:span text:style-name="Internet_20_link">wiki</text:span></text:a><text:a xlink:type="simple" xlink:href="http://en.wikipedia.org/wiki/Dorothy_E._Denning"><text:span text:style-name="Internet_20_link">/</text:span></text:a><text:a xlink:type="simple" xlink:href="http://en.wikipedia.org/wiki/Dorothy_E._Denning"><text:span text:style-name="Internet_20_link">Dorothy</text:span></text:a><text:a xlink:type="simple" xlink:href="http://en.wikipedia.org/wiki/Dorothy_E._Denning"><text:span text:style-name="Internet_20_link">_</text:span></text:a><text:a xlink:type="simple" xlink:href="http://en.wikipedia.org/wiki/Dorothy_E._Denning"><text:span text:style-name="Internet_20_link">E</text:span></text:a><text:a xlink:type="simple" xlink:href="http://en.wikipedia.org/wiki/Dorothy_E._Denning"><text:span text:style-name="Internet_20_link">._</text:span></text:a><text:a xlink:type="simple" xlink:href="http://en.wikipedia.org/wiki/Dorothy_E._Denning"><text:span text:style-name="Internet_20_link">Denning</text:span></text:a><text:span text:style-name="T7"> (Accessed on November 8, 2013)</text:span></text:p>
      <text:p text:style-name="P16"><text:span text:style-name="T7">[13]</text:span><text:a xlink:type="simple" xlink:href="https://github.com/hikaruyh88/Fall2013_2/tree/master/AsynchronousSystem/ProjectV1.4"><text:span text:style-name="Internet_20_link">https</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github</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com</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hikaruyh</text:span></text:a><text:a xlink:type="simple" xlink:href="https://github.com/hikaruyh88/Fall2013_2/tree/master/AsynchronousSystem/ProjectV1.4"><text:span text:style-name="Internet_20_link">88/</text:span></text:a><text:a xlink:type="simple" xlink:href="https://github.com/hikaruyh88/Fall2013_2/tree/master/AsynchronousSystem/ProjectV1.4"><text:span text:style-name="Internet_20_link">Fall</text:span></text:a><text:a xlink:type="simple" xlink:href="https://github.com/hikaruyh88/Fall2013_2/tree/master/AsynchronousSystem/ProjectV1.4"><text:span text:style-name="Internet_20_link">2013_2/</text:span></text:a><text:a xlink:type="simple" xlink:href="https://github.com/hikaruyh88/Fall2013_2/tree/master/AsynchronousSystem/ProjectV1.4"><text:span text:style-name="Internet_20_link">tree</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master</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AsynchronousSystem</text:span></text:a><text:a xlink:type="simple" xlink:href="https://github.com/hikaruyh88/Fall2013_2/tree/master/AsynchronousSystem/ProjectV1.4"><text:span text:style-name="Internet_20_link">/</text:span></text:a><text:a xlink:type="simple" xlink:href="https://github.com/hikaruyh88/Fall2013_2/tree/master/AsynchronousSystem/ProjectV1.4"><text:span text:style-name="Internet_20_link">ProjectV</text:span></text:a><text:a xlink:type="simple" xlink:href="https://github.com/hikaruyh88/Fall2013_2/tree/master/AsynchronousSystem/ProjectV1.4"><text:span text:style-name="Internet_20_link">1.4</text:span></text:a><text:span text:style-name="T7"> (Accessed on Dec 6, 2013)</text:span></text:p>
      <text:p text:style-name="P16"><text:span text:style-name="T7">[14]</text:span></text:p>
      <text:p text:style-name="P1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15%" fo:text-align="start" style:justify-single-word="false" fo:orphans="2" fo:widows="2" fo:hyphenation-ladder-count="no-limit" fo:text-indent="0in" style:auto-text-indent="false" fo:break-before="page" style:writing-mode="lr-tb"/>
      <style:text-properties fo:color="#000000" style:text-line-through-style="none" style:font-name="Arial1" fo:font-size="11pt" fo:language="en" fo:country="US" fo:font-style="normal" style:text-underline-style="none" fo:font-weight="normal" style:font-name-asian="Arial3" style:font-size-asian="11pt" style:font-style-asian="normal" style:font-weight-asian="normal" style:font-name-complex="Arial3" style:font-size-complex="11pt" style:font-style-complex="normal" style:font-weight-complex="normal"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 style:class="text">
      <style:paragraph-properties fo:margin-left="0in" fo:margin-right="0in" fo:margin-top="0.1665in" fo:margin-bottom="0in" style:contextual-spacing="false" fo:line-height="115%" fo:text-align="start" style:justify-single-word="false" fo:text-indent="0in" style:auto-text-indent="false" fo:break-before="page"/>
      <style:text-properties fo:color="#2e74b5" style:text-line-through-style="none" style:font-name="Calibri" fo:font-size="16pt" fo:font-style="normal" style:text-underline-style="none" fo:font-weight="normal" style:font-name-asian="Calibri1" style:font-size-asian="16pt" style:font-style-asian="normal" style:font-weight-asian="normal" style:font-name-complex="Calibri1" style:font-size-complex="16pt" style:font-style-complex="normal" style:font-weight-complex="normal"/>
    </style:style>
    <style:style style:name="Heading_20_2" style:display-name="Heading 2" style:family="paragraph" style:parent-style-name="Standard" style:default-outline-level="" style:class="text">
      <style:paragraph-properties fo:margin-left="0in" fo:margin-right="0in" fo:margin-top="0.028in" fo:margin-bottom="0in" style:contextual-spacing="false" fo:line-height="115%" fo:text-align="start" style:justify-single-word="false" fo:text-indent="0in" style:auto-text-indent="false" fo:break-before="page"/>
      <style:text-properties fo:color="#2e74b5" style:text-line-through-style="none" style:font-name="Calibri" fo:font-size="13pt" fo:font-style="normal" style:text-underline-style="none" fo:font-weight="normal" style:font-name-asian="Calibri1" style:font-size-asian="13pt" style:font-style-asian="normal" style:font-weight-asian="normal" style:font-name-complex="Calibri1" style:font-size-complex="13pt" style:font-style-complex="normal" style:font-weight-complex="normal"/>
    </style:style>
    <style:style style:name="Heading_20_3" style:display-name="Heading 3" style:family="paragraph" style:parent-style-name="Standard" style:default-outline-level="" style:class="text">
      <style:paragraph-properties fo:margin-left="0in" fo:margin-right="0in" fo:margin-top="0.0693in" fo:margin-bottom="0.0693in" style:contextual-spacing="false" style:line-height-at-least="0.0693in" fo:text-align="start" style:justify-single-word="false" fo:text-indent="0in" style:auto-text-indent="false" fo:break-before="page"/>
      <style:text-properties fo:color="#000000" style:text-line-through-style="none"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font-style-complex="normal" style:font-weight-complex="bold"/>
    </style:style>
    <style:style style:name="Heading_20_4" style:display-name="Heading 4" style:family="paragraph" style:parent-style-name="Standard" style:default-outline-level="" style:class="text">
      <style:paragraph-properties fo:margin-left="0in" fo:margin-right="0in" fo:margin-top="0.028in" fo:margin-bottom="0in" style:contextual-spacing="false" fo:line-height="115%" fo:text-align="start" style:justify-single-word="false" fo:text-indent="0in" style:auto-text-indent="false" fo:break-before="page"/>
      <style:text-properties fo:color="#2e74b5" style:text-line-through-style="none" style:font-name="Calibri" fo:font-size="11pt" fo:font-style="italic" style:text-underline-style="none" fo:font-weight="normal" style:font-name-asian="Calibri1" style:font-size-asian="11pt" style:font-style-asian="italic" style:font-weight-asian="normal" style:font-name-complex="Calibri1" style:font-size-complex="11pt" style:font-style-complex="italic" style:font-weight-complex="normal"/>
    </style:style>
    <style:style style:name="Heading_20_5" style:display-name="Heading 5" style:family="paragraph" style:parent-style-name="Standard" style:default-outline-level="" style:class="text">
      <style:paragraph-properties fo:margin-top="0.1528in" fo:margin-bottom="0.028in" style:contextual-spacing="false" fo:line-height="115%" fo:break-before="page"/>
      <style:text-properties fo:font-size="11pt" fo:font-weight="bold" style:font-size-asian="11pt" style:font-weight-asian="bold" style:font-size-complex="11pt" style:font-weight-complex="bold"/>
    </style:style>
    <style:style style:name="Heading_20_6" style:display-name="Heading 6" style:family="paragraph" style:parent-style-name="Standard" style:default-outline-level="" style:class="text">
      <style:paragraph-properties fo:margin-top="0.139in" fo:margin-bottom="0.028in" style:contextual-spacing="false" fo:line-height="115%" fo:break-before="page"/>
      <style:text-properties fo:font-size="10pt" fo:font-weight="bold" style:font-size-asian="10pt" style:font-weight-asian="bold" style:font-size-complex="10pt" style:font-weight-complex="bold"/>
    </style:style>
    <style:style style:name="No_20_List" style:display-name="No List" style:family="paragraph" style:default-outline-level="">
      <style:paragraph-properties fo:orphans="2" fo:widows="2" fo:hyphenation-ladder-count="no-limit" style:writing-mode="lr-tb"/>
      <style:text-properties fo:color="#00000a" style:font-name="Times New Roman" fo:font-size="10pt" fo:language="en" fo:country="US" style:font-name-asian="Times New Roman1" style:font-size-asian="10pt" style:font-name-complex="Times New Roman1" style:font-size-complex="10pt" fo:hyphenate="false" fo:hyphenation-remain-char-count="2" fo:hyphenation-push-char-count="2"/>
    </style:style>
    <style:style style:name="Title" style:family="paragraph" style:parent-style-name="Standard" style:default-outline-level="" style:class="chapter">
      <style:paragraph-properties fo:margin-top="0.3335in" fo:margin-bottom="0.0835in" style:contextual-spacing="false" fo:line-height="115%" fo:break-before="page"/>
      <style:text-properties fo:font-size="36pt" fo:font-weight="bold" style:font-size-asian="36pt" style:font-weight-asian="bold" style:font-size-complex="36pt" style:font-weight-complex="bold"/>
    </style:style>
    <style:style style:name="Subtitle" style:family="paragraph" style:parent-style-name="Standard" style:default-outline-level="" style:class="chapter">
      <style:paragraph-properties fo:margin-top="0.25in" fo:margin-bottom="0.0555in" style:contextual-spacing="false" fo:line-height="115%" fo:break-before="page"/>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default-outline-level=""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8563in" style:type="center"/>
          <style:tab-stop style:position="7.7126in" style:type="right"/>
        </style:tab-stops>
      </style:paragraph-properties>
    </style:style>
    <style:style style:name="Default_20_Paragraph_20_Font" style:display-name="Default Paragraph Font" style:family="text"/>
    <style:style style:name="List1Level0" style:family="text">
      <style:text-properties style:font-name="Arial1" style:font-name-asian="Arial3" style:font-name-complex="Arial3"/>
    </style:style>
    <style:style style:name="List1Level1" style:family="text">
      <style:text-properties style:font-name="Arial1" style:font-name-asian="Arial3" style:font-name-complex="Arial3"/>
    </style:style>
    <style:style style:name="List1Level2" style:family="text">
      <style:text-properties style:font-name="Arial1" style:font-name-asian="Arial3" style:font-name-complex="Arial3"/>
    </style:style>
    <style:style style:name="List1Level3" style:family="text">
      <style:text-properties style:font-name="Arial1" style:font-name-asian="Arial3" style:font-name-complex="Arial3"/>
    </style:style>
    <style:style style:name="List1Level4" style:family="text">
      <style:text-properties style:font-name="Arial1" style:font-name-asian="Arial3" style:font-name-complex="Arial3"/>
    </style:style>
    <style:style style:name="List1Level5" style:family="text">
      <style:text-properties style:font-name="Arial1" style:font-name-asian="Arial3" style:font-name-complex="Arial3"/>
    </style:style>
    <style:style style:name="List1Level6" style:family="text">
      <style:text-properties style:font-name="Arial1" style:font-name-asian="Arial3" style:font-name-complex="Arial3"/>
    </style:style>
    <style:style style:name="List1Level7" style:family="text">
      <style:text-properties style:font-name="Arial1" style:font-name-asian="Arial3" style:font-name-complex="Arial3"/>
    </style:style>
    <style:style style:name="List1Level8" style:family="text">
      <style:text-properties style:font-name="Arial1" style:font-name-asian="Arial3" style:font-name-complex="Arial3"/>
    </style:style>
    <style:style style:name="List2Level0" style:family="text">
      <style:text-properties style:font-name="Arial1" style:font-name-asian="Arial3" style:font-name-complex="Arial3"/>
    </style:style>
    <style:style style:name="List2Level1" style:family="text">
      <style:text-properties style:font-name="Arial1" style:font-name-asian="Arial3" style:font-name-complex="Arial3"/>
    </style:style>
    <style:style style:name="List2Level2" style:family="text">
      <style:text-properties style:font-name="Arial1" style:font-name-asian="Arial3" style:font-name-complex="Arial3"/>
    </style:style>
    <style:style style:name="List2Level3" style:family="text">
      <style:text-properties style:font-name="Arial1" style:font-name-asian="Arial3" style:font-name-complex="Arial3"/>
    </style:style>
    <style:style style:name="List2Level4" style:family="text">
      <style:text-properties style:font-name="Arial1" style:font-name-asian="Arial3" style:font-name-complex="Arial3"/>
    </style:style>
    <style:style style:name="List2Level5" style:family="text">
      <style:text-properties style:font-name="Arial1" style:font-name-asian="Arial3" style:font-name-complex="Arial3"/>
    </style:style>
    <style:style style:name="List2Level6" style:family="text">
      <style:text-properties style:font-name="Arial1" style:font-name-asian="Arial3" style:font-name-complex="Arial3"/>
    </style:style>
    <style:style style:name="List2Level7" style:family="text">
      <style:text-properties style:font-name="Arial1" style:font-name-asian="Arial3" style:font-name-complex="Arial3"/>
    </style:style>
    <style:style style:name="List2Level8" style:family="text">
      <style:text-properties style:font-name="Arial1" style:font-name-asian="Arial3" style:font-name-complex="Arial3"/>
    </style:style>
    <style:style style:name="List3Level0" style:family="text">
      <style:text-properties style:font-name="Arial1" fo:font-size="10pt" style:font-name-asian="Arial3" style:font-size-asian="10pt" style:font-name-complex="Arial3" style:font-size-complex="10pt"/>
    </style:style>
    <style:style style:name="List3Level1" style:family="text">
      <style:text-properties style:font-name="Arial1" fo:font-size="10pt" style:font-name-asian="Arial3" style:font-size-asian="10pt" style:font-name-complex="Arial3" style:font-size-complex="10pt"/>
    </style:style>
    <style:style style:name="List3Level2" style:family="text">
      <style:text-properties style:font-name="Arial1" fo:font-size="10pt" style:font-name-asian="Arial3" style:font-size-asian="10pt" style:font-name-complex="Arial3" style:font-size-complex="10pt"/>
    </style:style>
    <style:style style:name="List3Level3" style:family="text">
      <style:text-properties style:font-name="Arial1" fo:font-size="10pt" style:font-name-asian="Arial3" style:font-size-asian="10pt" style:font-name-complex="Arial3" style:font-size-complex="10pt"/>
    </style:style>
    <style:style style:name="List3Level4" style:family="text">
      <style:text-properties style:font-name="Arial1" fo:font-size="10pt" style:font-name-asian="Arial3" style:font-size-asian="10pt" style:font-name-complex="Arial3" style:font-size-complex="10pt"/>
    </style:style>
    <style:style style:name="List3Level5" style:family="text">
      <style:text-properties style:font-name="Arial1" fo:font-size="10pt" style:font-name-asian="Arial3" style:font-size-asian="10pt" style:font-name-complex="Arial3" style:font-size-complex="10pt"/>
    </style:style>
    <style:style style:name="List3Level6" style:family="text">
      <style:text-properties style:font-name="Arial1" fo:font-size="10pt" style:font-name-asian="Arial3" style:font-size-asian="10pt" style:font-name-complex="Arial3" style:font-size-complex="10pt"/>
    </style:style>
    <style:style style:name="List3Level7" style:family="text">
      <style:text-properties style:font-name="Arial1" fo:font-size="10pt" style:font-name-asian="Arial3" style:font-size-asian="10pt" style:font-name-complex="Arial3" style:font-size-complex="10pt"/>
    </style:style>
    <style:style style:name="List3Level8" style:family="text">
      <style:text-properties style:font-name="Arial1" fo:font-size="10pt" style:font-name-asian="Arial3" style:font-size-asian="10pt" style:font-name-complex="Arial3"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Arial3"/>
    </style:style>
    <style:style style:name="ListLabel_20_2" style:display-name="ListLabel 2" style:family="text">
      <style:text-properties fo:font-size="10pt" style:font-size-asian="10pt" style:font-name-complex="Arial3"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1252in" fo:margin-left="3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1252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5in" fo:text-indent="-1.25in" fo:margin-left="1.5in"/>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text:list-tab-stop-position="2in" fo:text-indent="-1.25in" fo:margin-left="2in"/>
        </style:list-level-properties>
        <style:text-properties style:font-name="Arial2"/>
      </text:list-level-style-bullet>
      <text:list-level-style-bullet text:level="3" text:style-name="ListLabel_20_1" style:num-suffix="▪" text:bullet-char="▪">
        <style:list-level-properties text:list-level-position-and-space-mode="label-alignment">
          <style:list-level-label-alignment text:label-followed-by="listtab" text:list-tab-stop-position="2.5in" fo:text-indent="-1.1252in" fo:margin-left="2.5in"/>
        </style:list-level-properties>
        <style:text-properties style:font-name="Arial2"/>
      </text:list-level-style-bullet>
      <text:list-level-style-bullet text:level="4" text:style-name="ListLabel_20_1" style:num-suffix="●" text:bullet-char="●">
        <style:list-level-properties text:list-level-position-and-space-mode="label-alignment">
          <style:list-level-label-alignment text:label-followed-by="listtab" text:list-tab-stop-position="3in" fo:text-indent="-1.25in" fo:margin-left="3in"/>
        </style:list-level-properties>
        <style:text-properties style:font-name="Arial2"/>
      </text:list-level-style-bullet>
      <text:list-level-style-bullet text:level="5" text:style-name="ListLabel_20_1" style:num-suffix="o" text:bullet-char="o">
        <style:list-level-properties text:list-level-position-and-space-mode="label-alignment">
          <style:list-level-label-alignment text:label-followed-by="listtab" text:list-tab-stop-position="3.5in" fo:text-indent="-1.25in" fo:margin-left="3.5in"/>
        </style:list-level-properties>
        <style:text-properties style:font-name="Arial2"/>
      </text:list-level-style-bullet>
      <text:list-level-style-bullet text:level="6" text:style-name="ListLabel_20_1" style:num-suffix="▪" text:bullet-char="▪">
        <style:list-level-properties text:list-level-position-and-space-mode="label-alignment">
          <style:list-level-label-alignment text:label-followed-by="listtab" text:list-tab-stop-position="4in" fo:text-indent="-1.1252in" fo:margin-left="4in"/>
        </style:list-level-properties>
        <style:text-properties style:font-name="Arial2"/>
      </text:list-level-style-bullet>
      <text:list-level-style-bullet text:level="7" text:style-name="ListLabel_20_1" style:num-suffix="●" text:bullet-char="●">
        <style:list-level-properties text:list-level-position-and-space-mode="label-alignment">
          <style:list-level-label-alignment text:label-followed-by="listtab" text:list-tab-stop-position="4.5in" fo:text-indent="-1.25in" fo:margin-left="4.5in"/>
        </style:list-level-properties>
        <style:text-properties style:font-name="Arial2"/>
      </text:list-level-style-bullet>
      <text:list-level-style-bullet text:level="8" text:style-name="ListLabel_20_1" style:num-suffix="o" text:bullet-char="o">
        <style:list-level-properties text:list-level-position-and-space-mode="label-alignment">
          <style:list-level-label-alignment text:label-followed-by="listtab" text:list-tab-stop-position="5in" fo:text-indent="-1.25in" fo:margin-left="5in"/>
        </style:list-level-properties>
        <style:text-properties style:font-name="Arial2"/>
      </text:list-level-style-bullet>
      <text:list-level-style-bullet text:level="9" text:style-name="ListLabel_20_1" style:num-suffix="▪" text:bullet-char="▪">
        <style:list-level-properties text:list-level-position-and-space-mode="label-alignment">
          <style:list-level-label-alignment text:label-followed-by="listtab" text:list-tab-stop-position="5.5in" fo:text-indent="-1.1252in" fo:margin-left="5.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2"/>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Arial2"/>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1252in" fo:margin-left="1.5in"/>
        </style:list-level-properties>
        <style:text-properties style:font-name="Arial2"/>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Arial2"/>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Arial2"/>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1252in" fo:margin-left="3in"/>
        </style:list-level-properties>
        <style:text-properties style:font-name="Arial2"/>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Arial2"/>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Arial2"/>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1252in" fo:margin-left="4.5in"/>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in" fo:margin-bottom="0in" style:contextual-spacing="false" style:line-height-at-least="0.0693in" fo:text-align="end" style:justify-single-word="false" fo:break-before="page">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in" style:contextual-spacing="false" style:line-height-at-least="0.0693in" fo:break-before="pag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4917in" fo:margin-bottom="0.4917in" fo:margin-left="1in" fo:margin-right="1in" style:writing-mode="lr-tb" style:layout-grid-color="#c0c0c0" style:layout-grid-lines="2415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header>
        <text:p text:style-name="MP1"/>
        <text:p text:style-name="MP2"/>
      </style:header>
      <style:footer>
        <text:p text:style-name="MP1"><text:page-number text:select-page="current">99</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0T08:58:33</dc:date>
    <meta:editing-cycles>5</meta:editing-cycles>
    <meta:editing-duration>PT38M16S</meta:editing-duration>
    <meta:generator>LibreOffice/4.0.2.2$Linux_X86_64 LibreOffice_project/400m0$Build-2</meta:generator>
    <meta:document-statistic meta:table-count="0" meta:image-count="3" meta:object-count="0" meta:page-count="99" meta:paragraph-count="90" meta:word-count="1268" meta:character-count="8089" meta:non-whitespace-character-count="6883"/>
  </office:meta>
</office:document-meta>
</file>